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SANCHEZ NAVARRO JUAN</text:p>
      <text:p text:style-name="P12">CANT. TOTAL DE CAJAS: 4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PCL</text:span></text:p>
      <text:p text:style-name="P5"/>
      <text:p text:style-name="P5">Recojo: <text:span text:style-name="T3">SANCHEZ NAVARRO JUA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0:30:2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